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Where</text:p>
          </table:table-cell>
          <table:table-cell table:style-name="ce1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facetting columns or/and radiobutton to choose between count and npic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in plot_points to plot only cameras with data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le NA species (in case observation type is not animal) in get diversity tabl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arrange date time (date or date timeside by side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info (?) next to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High?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odify clean_data to remove camera columns after spli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eckbox to choose to display camera names on map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lace lat besides lon and retrieval besides setu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6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9:24:14.215860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6-07T09:26:10.635970769</dc:date>
    <meta:editing-duration>P1DT14H55M55S</meta:editing-duration>
    <meta:editing-cycles>33</meta:editing-cycles>
    <meta:generator>LibreOffice/7.5.3.2$Linux_X86_64 LibreOffice_project/50$Build-2</meta:generator>
    <meta:document-statistic meta:table-count="1" meta:cell-count="348" meta:object-count="0"/>
  </office:meta>
</office:document-meta>
</file>